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line-height="200%"/>
      <style:text-properties officeooo:rsid="0018c9a3" officeooo:paragraph-rsid="0018c9a3"/>
    </style:style>
    <style:style style:name="P2" style:family="paragraph" style:parent-style-name="Standard" style:list-style-name="L1">
      <style:paragraph-properties fo:line-height="200%"/>
      <style:text-properties officeooo:rsid="0018edf5" officeooo:paragraph-rsid="0018edf5"/>
    </style:style>
    <style:style style:name="P3" style:family="paragraph" style:parent-style-name="Standard" style:list-style-name="L1">
      <style:paragraph-properties fo:line-height="200%"/>
      <style:text-properties officeooo:rsid="001a927e" officeooo:paragraph-rsid="001a927e"/>
    </style:style>
    <style:style style:name="T1" style:family="text">
      <style:text-properties officeooo:rsid="0018edf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56446014" text:style-name="L1">
        <text:list-item>
          <text:p text:style-name="P1">Feels like the First Time – <text:span text:style-name="T1">Foreigner</text:span></text:p>
          <text:list>
            <text:list-item>
              <text:p text:style-name="P1">Square Synth: ?</text:p>
            </text:list-item>
            <text:list-item>
              <text:p text:style-name="P1">Rock Organ: ?</text:p>
            </text:list-item>
          </text:list>
        </text:list-item>
        <text:list-item>
          <text:p text:style-name="P1">Just what I Needed – <text:span text:style-name="T1">The Cars</text:span></text:p>
          <text:list>
            <text:list-item>
              <text:p text:style-name="P1">Square Synth: ?</text:p>
            </text:list-item>
          </text:list>
        </text:list-item>
        <text:list-item>
          <text:p text:style-name="P1">Magic – <text:span text:style-name="T1">Olivia Newton John</text:span></text:p>
          <text:list>
            <text:list-item>
              <text:p text:style-name="P2">Rock Organ: ?</text:p>
            </text:list-item>
          </text:list>
        </text:list-item>
        <text:list-item>
          <text:p text:style-name="P1">China Grove – <text:span text:style-name="T1">Doobie Brothers</text:span></text:p>
        </text:list-item>
        <text:list-item>
          <text:p text:style-name="P1">Somebody’s Baby – <text:span text:style-name="T1">Jackson Browne</text:span></text:p>
          <text:list>
            <text:list-item>
              <text:p text:style-name="P3">Rock Organ: ?</text:p>
            </text:list-item>
            <text:list-item>
              <text:p text:style-name="P3">Synth: ?</text:p>
            </text:list-item>
          </text:list>
        </text:list-item>
        <text:list-item>
          <text:p text:style-name="P1">Cowboy Casanova – <text:span text:style-name="T1">Carrie Underwood</text:span></text:p>
        </text:list-item>
        <text:list-item>
          <text:p text:style-name="P1">Caught Up In You – <text:span text:style-name="T1">38 Special</text:span></text:p>
        </text:list-item>
        <text:list-item>
          <text:p text:style-name="P1">Lights – <text:span text:style-name="T1">Journey</text:span></text:p>
          <text:list>
            <text:list-item>
              <text:p text:style-name="P1">Rock Organ: ?</text:p>
            </text:list-item>
          </text:list>
        </text:list-item>
        <text:list-item>
          <text:p text:style-name="P1">Your Love – <text:span text:style-name="T1">The Outfield</text:span></text:p>
        </text:list-item>
        <text:list-item>
          <text:p text:style-name="P1">Summer of ‘69 – <text:span text:style-name="T1">Bryan Adams</text:span></text:p>
          <text:list>
            <text:list-item>
              <text:p text:style-name="P1">Synth: ?</text:p>
            </text:list-item>
          </text:list>
        </text:list-item>
        <text:list-item>
          <text:p text:style-name="P1">Hit Me With Your Best Shot – <text:span text:style-name="T1">Pat Benatar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31T14:11:09.955000000</meta:creation-date>
    <meta:generator>LibreOffice/7.3.5.2$Windows_X86_64 LibreOffice_project/184fe81b8c8c30d8b5082578aee2fed2ea847c01</meta:generator>
    <dc:date>2022-08-03T09:25:53.185000000</dc:date>
    <meta:editing-duration>PT1H23M21S</meta:editing-duration>
    <meta:editing-cycles>2</meta:editing-cycles>
    <meta:document-statistic meta:table-count="0" meta:image-count="0" meta:object-count="0" meta:page-count="1" meta:paragraph-count="19" meta:word-count="94" meta:character-count="440" meta:non-whitespace-character-count="373"/>
  </office:meta>
</office:document-meta>
</file>